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table:formula="of:=SUM([.B3:.F3])" office:value-type="float" office:value="32400" calcext:value-type="float">
            <text:p>32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1092.1066252588" calcext:value-type="float">
            <text:p>1092.1066252588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table:number-columns-repeated="2"/>
          <table:table-cell table:formula="of:=SUM([.B26:.F26])" office:value-type="float" office:value="1442.1066252588" calcext:value-type="float">
            <text:p>1442.1066252588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F26])" office:value-type="float" office:value="712.5" calcext:value-type="float">
            <text:p>712.5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1442.1066252588" calcext:value-type="float">
            <text:p>1442.106625258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1" office:value-type="float" office:value="390.47619047619" calcext:value-type="float">
            <text:p>390.4761904762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442.1066252588" calcext:value-type="float">
            <text:p>1442.1066252588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32400" calcext:value-type="float">
            <text:p>32400</text:p>
          </table:table-cell>
          <table:table-cell table:style-name="ce29"/>
          <table:table-cell table:style-name="ce15" table:formula="of:=SUM([.J3:.J28])" office:value-type="float" office:value="64500" calcext:value-type="float">
            <text:p>64500</text:p>
          </table:table-cell>
          <table:table-cell table:style-name="ce15" table:formula="of:=SUM([.K24:.K26])" office:value-type="float" office:value="60000" calcext:value-type="float">
            <text:p>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0:23:15.542229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3T10:46:05.437256520</dc:date>
    <meta:editing-duration>P10DT16H16M22S</meta:editing-duration>
    <meta:editing-cycles>3312</meta:editing-cycles>
    <meta:generator>LibreOffice/4.2.8.2$Linux_X86_64 LibreOffice_project/420m0$Build-2</meta:generator>
    <meta:document-statistic meta:table-count="20" meta:cell-count="9121" meta:object-count="0"/>
  </office:meta>
</office:document-meta>
</file>